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0" style:family="table">
      <style:table-properties style:width="6.6938in" fo:margin-left="0.0042in" table:align="left"/>
    </style:style>
    <style:style style:name="Table20.A" style:family="table-column">
      <style:table-column-properties style:column-width="1.1875in"/>
    </style:style>
    <style:style style:name="Table20.B" style:family="table-column">
      <style:table-column-properties style:column-width="2in"/>
    </style:style>
    <style:style style:name="Table20.C" style:family="table-column">
      <style:table-column-properties style:column-width="1.25in"/>
    </style:style>
    <style:style style:name="Table20.D" style:family="table-column">
      <style:table-column-properties style:column-width="2.2563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5688in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8in" fo:margin-left="0.0042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5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5688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8in" fo:margin-left="0.0042in" table:align="left"/>
    </style:style>
    <style:style style:name="Table21.A" style:family="table-column">
      <style:table-column-properties style:column-width="1.1875in"/>
    </style:style>
    <style:style style:name="Table21.B" style:family="table-column">
      <style:table-column-properties style:column-width="2in"/>
    </style:style>
    <style:style style:name="Table21.C" style:family="table-column">
      <style:table-column-properties style:column-width="1.25in"/>
    </style:style>
    <style:style style:name="Table21.D" style:family="table-column">
      <style:table-column-properties style:column-width="2.2563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5688in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8in" fo:margin-left="0.0042in" table:align="left"/>
    </style:style>
    <style:style style:name="Table22.A" style:family="table-column">
      <style:table-column-properties style:column-width="1.1875in"/>
    </style:style>
    <style:style style:name="Table22.B" style:family="table-column">
      <style:table-column-properties style:column-width="2in"/>
    </style:style>
    <style:style style:name="Table22.C" style:family="table-column">
      <style:table-column-properties style:column-width="1.25in"/>
    </style:style>
    <style:style style:name="Table22.D" style:family="table-column">
      <style:table-column-properties style:column-width="2.256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5688in"/>
    </style:style>
    <style:style style:name="Table2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8in" fo:margin-left="0.0042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563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5688in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8in" fo:margin-left="0.0042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563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5688in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8in" fo:margin-left="0.0042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2in"/>
    </style:style>
    <style:style style:name="Table13.C" style:family="table-column">
      <style:table-column-properties style:column-width="1.25in"/>
    </style:style>
    <style:style style:name="Table13.D" style:family="table-column">
      <style:table-column-properties style:column-width="2.2563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5688in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8in" fo:margin-left="0.0042in" table:align="left"/>
    </style:style>
    <style:style style:name="Table16.A" style:family="table-column">
      <style:table-column-properties style:column-width="1.1875in"/>
    </style:style>
    <style:style style:name="Table16.B" style:family="table-column">
      <style:table-column-properties style:column-width="2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256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5688in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1.1875in"/>
    </style:style>
    <style:style style:name="Table15.B" style:family="table-column">
      <style:table-column-properties style:column-width="2in"/>
    </style:style>
    <style:style style:name="Table15.C" style:family="table-column">
      <style:table-column-properties style:column-width="1.25in"/>
    </style:style>
    <style:style style:name="Table15.D" style:family="table-column">
      <style:table-column-properties style:column-width="2.256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5688in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8in" fo:margin-left="0.0042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563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2.9438in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8in" fo:margin-left="0.0042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256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688in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8in" fo:margin-left="0.0042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2.2563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5688in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8in" fo:margin-left="0.0042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25in"/>
    </style:style>
    <style:style style:name="Table8.D" style:family="table-column">
      <style:table-column-properties style:column-width="2.2563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0.5688in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8in" fo:margin-left="0.0042in" table:align="left"/>
    </style:style>
    <style:style style:name="Table10.A" style:family="table-column">
      <style:table-column-properties style:column-width="1.1875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2.2563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4" style:family="table-row">
      <style:table-row-properties style:min-row-height="0.5688in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8in" fo:margin-left="0.0042in" table:align="left"/>
    </style:style>
    <style:style style:name="Table11.A" style:family="table-column">
      <style:table-column-properties style:column-width="1.1875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25in"/>
    </style:style>
    <style:style style:name="Table11.D" style:family="table-column">
      <style:table-column-properties style:column-width="2.2563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4" style:family="table-row">
      <style:table-row-properties style:min-row-height="0.5688in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8in" fo:margin-left="0.0042in" table:align="left"/>
    </style:style>
    <style:style style:name="Table12.A" style:family="table-column">
      <style:table-column-properties style:column-width="1.1875in"/>
    </style:style>
    <style:style style:name="Table12.B" style:family="table-column">
      <style:table-column-properties style:column-width="2in"/>
    </style:style>
    <style:style style:name="Table12.C" style:family="table-column">
      <style:table-column-properties style:column-width="1.25in"/>
    </style:style>
    <style:style style:name="Table12.D" style:family="table-column">
      <style:table-column-properties style:column-width="2.2563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5688in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8in" fo:margin-left="0.0042in" table:align="left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25in"/>
    </style:style>
    <style:style style:name="Table9.D" style:family="table-column">
      <style:table-column-properties style:column-width="2.2563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5688in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693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8in" fo:margin-left="0.0042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25in"/>
    </style:style>
    <style:style style:name="Table6.D" style:family="table-column">
      <style:table-column-properties style:column-width="2.2563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938in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8in" fo:margin-left="0.0042in" table:align="left"/>
    </style:style>
    <style:style style:name="Table17.A" style:family="table-column">
      <style:table-column-properties style:column-width="1.1875in"/>
    </style:style>
    <style:style style:name="Table17.B" style:family="table-column">
      <style:table-column-properties style:column-width="2in"/>
    </style:style>
    <style:style style:name="Table17.C" style:family="table-column">
      <style:table-column-properties style:column-width="1.25in"/>
    </style:style>
    <style:style style:name="Table17.D" style:family="table-column">
      <style:table-column-properties style:column-width="2.256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0.6938in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c7ee9"/>
    </style:style>
    <style:style style:name="P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a7fe3" officeooo:paragraph-rsid="001c7ee9" fo:background-color="transparent" style:font-size-asian="12pt" style:font-size-complex="12pt"/>
    </style:style>
    <style:style style:name="P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1a7fe3" officeooo:paragraph-rsid="001c7ee9" fo:background-color="transparent" style:font-size-asian="12pt" style:font-size-complex="12pt"/>
    </style:style>
    <style:style style:name="P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a7fe3" officeooo:paragraph-rsid="0026b533" fo:background-color="transparent" style:font-size-asian="12pt" style:font-size-complex="12pt"/>
    </style:style>
    <style:style style:name="P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6b533" officeooo:paragraph-rsid="0026b533" fo:background-color="transparent" style:font-size-asian="12pt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88dfb" officeooo:paragraph-rsid="00288dfb" fo:background-color="transparent" style:font-size-asian="12pt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2e180" officeooo:paragraph-rsid="0033c301" fo:background-color="transparent" style:font-size-asian="12pt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326d3" officeooo:paragraph-rsid="0041583c" fo:background-color="transparent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b92c7" officeooo:paragraph-rsid="003b92c7" fo:background-color="transparent" style:font-size-asian="12pt" style:font-size-complex="12pt"/>
    </style:style>
    <style:style style:name="P1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d51d3" officeooo:paragraph-rsid="003d51d3" fo:background-color="transparent" style:font-size-asian="12pt" style:font-size-complex="12pt"/>
    </style:style>
    <style:style style:name="P1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f7452" officeooo:paragraph-rsid="00439175" fo:background-color="transparent" style:font-size-asian="12pt" style:font-size-complex="12pt"/>
    </style:style>
    <style:style style:name="P1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312711" fo:background-color="transparent" style:font-size-asian="12pt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556a2a" fo:background-color="transparent" style:font-size-asian="12pt" style:font-size-complex="12pt"/>
    </style:style>
    <style:style style:name="P1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578b5c" fo:background-color="transparent" style:font-size-asian="12pt" style:font-size-complex="12pt"/>
    </style:style>
    <style:style style:name="P1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57e304" fo:background-color="transparent" style:font-size-asian="12pt" style:font-size-complex="12pt"/>
    </style:style>
    <style:style style:name="P1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60ab8" officeooo:paragraph-rsid="00460ab8" fo:background-color="transparent" style:font-size-asian="12pt" style:font-size-complex="12pt"/>
    </style:style>
    <style:style style:name="P1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641a9" officeooo:paragraph-rsid="004641a9" fo:background-color="transparent" style:font-size-asian="12pt" style:font-size-complex="12pt"/>
    </style:style>
    <style:style style:name="P1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641a9" officeooo:paragraph-rsid="0059819e" fo:background-color="transparent" style:font-size-asian="12pt" style:font-size-complex="12pt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641a9" officeooo:paragraph-rsid="005a1967" fo:background-color="transparent" style:font-size-asian="12pt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74f84" officeooo:paragraph-rsid="00474f84" fo:background-color="transparent" style:font-size-asian="12pt" style:font-size-complex="12pt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a005b" officeooo:paragraph-rsid="004a005b" fo:background-color="transparent" style:font-size-asian="12pt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a058a" officeooo:paragraph-rsid="004a058a" fo:background-color="transparent" style:font-size-asian="12pt" style:font-size-complex="12pt"/>
    </style:style>
    <style:style style:name="P2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bbc76" officeooo:paragraph-rsid="004bbc76" fo:background-color="transparent" style:font-size-asian="12pt" style:font-size-complex="12pt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ca759" officeooo:paragraph-rsid="004ca759" fo:background-color="transparent" style:font-size-asian="12pt" style:font-size-complex="12pt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10ac06" officeooo:paragraph-rsid="00513d5c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8c0d" officeooo:paragraph-rsid="00518c0d" fo:background-color="transparent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3d5c" officeooo:paragraph-rsid="0054edd1" fo:background-color="transparent" style:font-size-asian="12pt" style:font-size-complex="12pt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5c4c0" officeooo:paragraph-rsid="0055c4c0" fo:background-color="transparent" style:font-size-asian="12pt" style:font-size-complex="12pt"/>
    </style:style>
    <style:style style:name="P2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7e304" officeooo:paragraph-rsid="0057e304" fo:background-color="transparent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a1967" officeooo:paragraph-rsid="005a1967" fo:background-color="transparent" style:font-size-asian="12pt" style:font-size-complex="12pt"/>
    </style:style>
    <style:style style:name="P3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a6fbe" officeooo:paragraph-rsid="005a1967" fo:background-color="transparent" style:font-size-asian="12pt" style:font-size-complex="12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627fc5" officeooo:paragraph-rsid="00627fc5" fo:background-color="transparent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f4b6" officeooo:paragraph-rsid="001c7ee9" fo:background-color="#ffffff" style:font-size-asian="12pt" style:font-size-complex="12pt"/>
    </style:style>
    <style:style style:name="P3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f4b6" officeooo:paragraph-rsid="002335eb" fo:background-color="#ffffff" style:font-size-asian="12pt" style:font-size-complex="12pt"/>
    </style:style>
    <style:style style:name="P3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06a794" officeooo:paragraph-rsid="001c7ee9" fo:background-color="#ffffff" style:font-size-asian="12pt" style:font-size-complex="12pt"/>
    </style:style>
    <style:style style:name="P3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48bc8" officeooo:paragraph-rsid="001c7ee9" fo:background-color="#ffffff" style:font-size-asian="12pt" style:font-size-complex="12pt"/>
    </style:style>
    <style:style style:name="P3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8b17a" officeooo:paragraph-rsid="001c7ee9" fo:background-color="#ffffff" style:font-size-asian="12pt" style:font-size-complex="12pt"/>
    </style:style>
    <style:style style:name="P3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c18f1" officeooo:paragraph-rsid="00556a2a" fo:background-color="#ffffff" style:font-size-asian="12pt" style:font-size-complex="12pt"/>
    </style:style>
    <style:style style:name="P39" style:family="paragraph" style:parent-style-name="Standard">
      <style:text-properties officeooo:paragraph-rsid="001c7ee9"/>
    </style:style>
    <style:style style:name="P40" style:family="paragraph" style:parent-style-name="Standard">
      <style:text-properties officeooo:paragraph-rsid="001e4f7a"/>
    </style:style>
    <style:style style:name="P41" style:family="paragraph" style:parent-style-name="Standard">
      <style:text-properties officeooo:paragraph-rsid="0026b533"/>
    </style:style>
    <style:style style:name="P42" style:family="paragraph" style:parent-style-name="Standard">
      <style:text-properties officeooo:paragraph-rsid="002d1c68"/>
    </style:style>
    <style:style style:name="P43" style:family="paragraph" style:parent-style-name="Standard">
      <style:text-properties officeooo:paragraph-rsid="0036248e"/>
    </style:style>
    <style:style style:name="P44" style:family="paragraph" style:parent-style-name="Standard">
      <style:text-properties officeooo:paragraph-rsid="003d51d3"/>
    </style:style>
    <style:style style:name="P45" style:family="paragraph" style:parent-style-name="Standard">
      <style:text-properties officeooo:paragraph-rsid="003db483"/>
    </style:style>
    <style:style style:name="P46" style:family="paragraph" style:parent-style-name="Standard">
      <style:text-properties officeooo:paragraph-rsid="00439175"/>
    </style:style>
    <style:style style:name="P47" style:family="paragraph" style:parent-style-name="Standard">
      <style:text-properties officeooo:paragraph-rsid="0045a9c2"/>
    </style:style>
    <style:style style:name="P48" style:family="paragraph" style:parent-style-name="Standard">
      <style:text-properties officeooo:paragraph-rsid="004641a9"/>
    </style:style>
    <style:style style:name="P49" style:family="paragraph" style:parent-style-name="Standard">
      <style:text-properties officeooo:paragraph-rsid="00467aa8"/>
    </style:style>
    <style:style style:name="P50" style:family="paragraph" style:parent-style-name="Standard">
      <style:text-properties officeooo:paragraph-rsid="00474f84"/>
    </style:style>
    <style:style style:name="P51" style:family="paragraph" style:parent-style-name="Standard">
      <style:text-properties officeooo:rsid="004bbc76" officeooo:paragraph-rsid="004bbc76"/>
    </style:style>
    <style:style style:name="P52" style:family="paragraph" style:parent-style-name="Standard">
      <style:text-properties officeooo:rsid="004bbc76" officeooo:paragraph-rsid="00513d5c"/>
    </style:style>
    <style:style style:name="P53" style:family="paragraph" style:parent-style-name="Standard">
      <style:text-properties officeooo:paragraph-rsid="00556a2a"/>
    </style:style>
    <style:style style:name="P54" style:family="paragraph" style:parent-style-name="Standard">
      <style:text-properties officeooo:paragraph-rsid="0055c4c0"/>
    </style:style>
    <style:style style:name="P55" style:family="paragraph" style:parent-style-name="Standard">
      <style:text-properties officeooo:paragraph-rsid="00578b5c"/>
    </style:style>
    <style:style style:name="P56" style:family="paragraph" style:parent-style-name="Standard">
      <style:text-properties officeooo:paragraph-rsid="005a1967"/>
    </style:style>
    <style:style style:name="P57" style:family="paragraph" style:parent-style-name="Standard">
      <style:text-properties officeooo:paragraph-rsid="004bbc76"/>
    </style:style>
    <style:style style:name="P58" style:family="paragraph" style:parent-style-name="Standard">
      <style:text-properties officeooo:paragraph-rsid="00513d5c"/>
    </style:style>
    <style:style style:name="P59" style:family="paragraph" style:parent-style-name="Standard">
      <style:text-properties officeooo:paragraph-rsid="00627fc5"/>
    </style:style>
    <style:style style:name="P60" style:family="paragraph" style:parent-style-name="Table_20_Contents">
      <style:text-properties style:font-name="ARial" fo:font-size="12pt" officeooo:rsid="00013cc2" officeooo:paragraph-rsid="001c7ee9" style:font-size-asian="12pt" style:font-size-complex="12pt"/>
    </style:style>
    <style:style style:name="P6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c7ee9" style:font-size-asian="12pt" style:font-size-complex="12pt"/>
    </style:style>
    <style:style style:name="P62" style:family="paragraph" style:parent-style-name="Table_20_Contents">
      <style:text-properties style:font-name="ARial" fo:font-size="12pt" officeooo:rsid="00013cc2" officeooo:paragraph-rsid="001e4f7a" style:font-size-asian="12pt" style:font-size-complex="12pt"/>
    </style:style>
    <style:style style:name="P6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e4f7a" style:font-size-asian="12pt" style:font-size-complex="12pt"/>
    </style:style>
    <style:style style:name="P64" style:family="paragraph" style:parent-style-name="Table_20_Contents">
      <style:text-properties style:font-name="ARial" fo:font-size="12pt" officeooo:rsid="00013cc2" officeooo:paragraph-rsid="0026b533" style:font-size-asian="12pt" style:font-size-complex="12pt"/>
    </style:style>
    <style:style style:name="P6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6b533" style:font-size-asian="12pt" style:font-size-complex="12pt"/>
    </style:style>
    <style:style style:name="P66" style:family="paragraph" style:parent-style-name="Table_20_Contents">
      <style:text-properties style:font-name="ARial" fo:font-size="12pt" officeooo:rsid="00013cc2" officeooo:paragraph-rsid="002d1c68" style:font-size-asian="12pt" style:font-size-complex="12pt"/>
    </style:style>
    <style:style style:name="P6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d1c68" style:font-size-asian="12pt" style:font-size-complex="12pt"/>
    </style:style>
    <style:style style:name="P68" style:family="paragraph" style:parent-style-name="Table_20_Contents">
      <style:text-properties style:font-name="ARial" fo:font-size="12pt" officeooo:rsid="00013cc2" officeooo:paragraph-rsid="0036248e" style:font-size-asian="12pt" style:font-size-complex="12pt"/>
    </style:style>
    <style:style style:name="P6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6248e" style:font-size-asian="12pt" style:font-size-complex="12pt"/>
    </style:style>
    <style:style style:name="P70" style:family="paragraph" style:parent-style-name="Table_20_Contents">
      <style:text-properties style:font-name="ARial" fo:font-size="12pt" officeooo:rsid="00013cc2" officeooo:paragraph-rsid="003d51d3" style:font-size-asian="12pt" style:font-size-complex="12pt"/>
    </style:style>
    <style:style style:name="P7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d51d3" style:font-size-asian="12pt" style:font-size-complex="12pt"/>
    </style:style>
    <style:style style:name="P72" style:family="paragraph" style:parent-style-name="Table_20_Contents">
      <style:text-properties style:font-name="ARial" fo:font-size="12pt" officeooo:rsid="00013cc2" officeooo:paragraph-rsid="00439175" style:font-size-asian="12pt" style:font-size-complex="12pt"/>
    </style:style>
    <style:style style:name="P7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39175" style:font-size-asian="12pt" style:font-size-complex="12pt"/>
    </style:style>
    <style:style style:name="P74" style:family="paragraph" style:parent-style-name="Table_20_Contents">
      <style:text-properties style:font-name="ARial" fo:font-size="12pt" officeooo:rsid="00013cc2" officeooo:paragraph-rsid="0045a9c2" style:font-size-asian="12pt" style:font-size-complex="12pt"/>
    </style:style>
    <style:style style:name="P7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5a9c2" style:font-size-asian="12pt" style:font-size-complex="12pt"/>
    </style:style>
    <style:style style:name="P76" style:family="paragraph" style:parent-style-name="Table_20_Contents">
      <style:text-properties style:font-name="ARial" fo:font-size="12pt" officeooo:rsid="00013cc2" officeooo:paragraph-rsid="004641a9" style:font-size-asian="12pt" style:font-size-complex="12pt"/>
    </style:style>
    <style:style style:name="P7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641a9" style:font-size-asian="12pt" style:font-size-complex="12pt"/>
    </style:style>
    <style:style style:name="P78" style:family="paragraph" style:parent-style-name="Table_20_Contents">
      <style:text-properties style:font-name="ARial" fo:font-size="12pt" officeooo:rsid="00013cc2" officeooo:paragraph-rsid="00467aa8" style:font-size-asian="12pt" style:font-size-complex="12pt"/>
    </style:style>
    <style:style style:name="P7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67aa8" style:font-size-asian="12pt" style:font-size-complex="12pt"/>
    </style:style>
    <style:style style:name="P80" style:family="paragraph" style:parent-style-name="Table_20_Contents">
      <style:text-properties style:font-name="ARial" fo:font-size="12pt" officeooo:rsid="00013cc2" officeooo:paragraph-rsid="00474f84" style:font-size-asian="12pt" style:font-size-complex="12pt"/>
    </style:style>
    <style:style style:name="P8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74f84" style:font-size-asian="12pt" style:font-size-complex="12pt"/>
    </style:style>
    <style:style style:name="P82" style:family="paragraph" style:parent-style-name="Table_20_Contents">
      <style:text-properties style:font-name="ARial" fo:font-size="12pt" officeooo:rsid="00013cc2" officeooo:paragraph-rsid="004bbc76" style:font-size-asian="12pt" style:font-size-complex="12pt"/>
    </style:style>
    <style:style style:name="P8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bbc76" style:font-size-asian="12pt" style:font-size-complex="12pt"/>
    </style:style>
    <style:style style:name="P84" style:family="paragraph" style:parent-style-name="Table_20_Contents">
      <style:text-properties style:font-name="ARial" fo:font-size="12pt" officeooo:rsid="00013cc2" officeooo:paragraph-rsid="00513d5c" style:font-size-asian="12pt" style:font-size-complex="12pt"/>
    </style:style>
    <style:style style:name="P8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13d5c" style:font-size-asian="12pt" style:font-size-complex="12pt"/>
    </style:style>
    <style:style style:name="P86" style:family="paragraph" style:parent-style-name="Table_20_Contents">
      <style:text-properties style:font-name="ARial" fo:font-size="12pt" officeooo:rsid="00013cc2" officeooo:paragraph-rsid="00556a2a" style:font-size-asian="12pt" style:font-size-complex="12pt"/>
    </style:style>
    <style:style style:name="P8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56a2a" style:font-size-asian="12pt" style:font-size-complex="12pt"/>
    </style:style>
    <style:style style:name="P88" style:family="paragraph" style:parent-style-name="Table_20_Contents">
      <style:text-properties style:font-name="ARial" fo:font-size="12pt" officeooo:rsid="00013cc2" officeooo:paragraph-rsid="0055c4c0" style:font-size-asian="12pt" style:font-size-complex="12pt"/>
    </style:style>
    <style:style style:name="P8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5c4c0" style:font-size-asian="12pt" style:font-size-complex="12pt"/>
    </style:style>
    <style:style style:name="P90" style:family="paragraph" style:parent-style-name="Table_20_Contents">
      <style:text-properties style:font-name="ARial" fo:font-size="12pt" officeooo:rsid="00013cc2" officeooo:paragraph-rsid="00578b5c" style:font-size-asian="12pt" style:font-size-complex="12pt"/>
    </style:style>
    <style:style style:name="P9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78b5c" style:font-size-asian="12pt" style:font-size-complex="12pt"/>
    </style:style>
    <style:style style:name="P92" style:family="paragraph" style:parent-style-name="Table_20_Contents">
      <style:text-properties style:font-name="ARial" fo:font-size="12pt" officeooo:rsid="00013cc2" officeooo:paragraph-rsid="005a1967" style:font-size-asian="12pt" style:font-size-complex="12pt"/>
    </style:style>
    <style:style style:name="P9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a1967" style:font-size-asian="12pt" style:font-size-complex="12pt"/>
    </style:style>
    <style:style style:name="P94" style:family="paragraph" style:parent-style-name="Table_20_Contents">
      <style:text-properties style:font-name="ARial" fo:font-size="12pt" officeooo:rsid="00013cc2" officeooo:paragraph-rsid="00627fc5" style:font-size-asian="12pt" style:font-size-complex="12pt"/>
    </style:style>
    <style:style style:name="P9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627fc5" style:font-size-asian="12pt" style:font-size-complex="12pt"/>
    </style:style>
    <style:style style:name="P96" style:family="paragraph" style:parent-style-name="Table_20_Contents">
      <style:text-properties style:font-name="ARial" fo:font-size="12pt" officeooo:rsid="0051f4b6" officeooo:paragraph-rsid="001c7ee9" style:font-size-asian="12pt" style:font-size-complex="12pt"/>
    </style:style>
    <style:style style:name="P97" style:family="paragraph" style:parent-style-name="Table_20_Contents">
      <style:text-properties style:font-name="ARial" fo:font-size="12pt" officeooo:rsid="005357d2" officeooo:paragraph-rsid="001c7ee9" style:font-size-asian="12pt" style:font-size-complex="12pt"/>
    </style:style>
    <style:style style:name="P98" style:family="paragraph" style:parent-style-name="Table_20_Contents">
      <style:text-properties style:font-name="ARial" fo:font-size="12pt" officeooo:rsid="005357d2" officeooo:paragraph-rsid="001e4f7a" style:font-size-asian="12pt" style:font-size-complex="12pt"/>
    </style:style>
    <style:style style:name="P99" style:family="paragraph" style:parent-style-name="Table_20_Contents">
      <style:text-properties style:font-name="ARial" fo:font-size="12pt" officeooo:rsid="005357d2" officeooo:paragraph-rsid="004bbc76" style:font-size-asian="12pt" style:font-size-complex="12pt"/>
    </style:style>
    <style:style style:name="P100" style:family="paragraph" style:parent-style-name="Table_20_Contents">
      <style:text-properties style:font-name="ARial" fo:font-size="12pt" officeooo:rsid="005357d2" officeooo:paragraph-rsid="00513d5c" style:font-size-asian="12pt" style:font-size-complex="12pt"/>
    </style:style>
    <style:style style:name="P101" style:family="paragraph" style:parent-style-name="Table_20_Contents">
      <style:text-properties style:font-name="ARial" fo:font-size="12pt" officeooo:rsid="005357d2" officeooo:paragraph-rsid="00627fc5" style:font-size-asian="12pt" style:font-size-complex="12pt"/>
    </style:style>
    <style:style style:name="P102" style:family="paragraph" style:parent-style-name="Table_20_Contents">
      <style:text-properties style:font-name="ARial" fo:font-size="12pt" officeooo:rsid="005beff6" officeooo:paragraph-rsid="001c7ee9" style:font-size-asian="12pt" style:font-size-complex="12pt"/>
    </style:style>
    <style:style style:name="P103" style:family="paragraph" style:parent-style-name="Table_20_Contents">
      <style:text-properties style:font-name="ARial" fo:font-size="12pt" officeooo:rsid="005e5b01" officeooo:paragraph-rsid="001c7ee9" style:font-size-asian="12pt" style:font-size-complex="12pt"/>
    </style:style>
    <style:style style:name="P104" style:family="paragraph" style:parent-style-name="Table_20_Contents">
      <style:text-properties style:font-name="ARial" fo:font-size="12pt" officeooo:rsid="005e5b01" officeooo:paragraph-rsid="0026b533" style:font-size-asian="12pt" style:font-size-complex="12pt"/>
    </style:style>
    <style:style style:name="P105" style:family="paragraph" style:parent-style-name="Table_20_Contents">
      <style:text-properties style:font-name="ARial" fo:font-size="12pt" officeooo:rsid="002335eb" officeooo:paragraph-rsid="002335eb" style:font-size-asian="12pt" style:font-size-complex="12pt"/>
    </style:style>
    <style:style style:name="P106" style:family="paragraph" style:parent-style-name="Table_20_Contents">
      <style:text-properties style:font-name="ARial" fo:font-size="12pt" officeooo:rsid="00312711" officeooo:paragraph-rsid="00312711" style:font-size-asian="12pt" style:font-size-complex="12pt"/>
    </style:style>
    <style:style style:name="P107" style:family="paragraph" style:parent-style-name="Table_20_Contents">
      <style:text-properties style:font-name="ARial" fo:font-size="12pt" officeooo:rsid="00312711" officeooo:paragraph-rsid="0036248e" style:font-size-asian="12pt" style:font-size-complex="12pt"/>
    </style:style>
    <style:style style:name="P108" style:family="paragraph" style:parent-style-name="Table_20_Contents">
      <style:text-properties style:font-name="ARial" fo:font-size="12pt" officeooo:rsid="00312711" officeooo:paragraph-rsid="003d51d3" style:font-size-asian="12pt" style:font-size-complex="12pt"/>
    </style:style>
    <style:style style:name="P109" style:family="paragraph" style:parent-style-name="Table_20_Contents">
      <style:text-properties style:font-name="ARial" fo:font-size="12pt" officeooo:rsid="00312711" officeooo:paragraph-rsid="00556a2a" style:font-size-asian="12pt" style:font-size-complex="12pt"/>
    </style:style>
    <style:style style:name="P110" style:family="paragraph" style:parent-style-name="Table_20_Contents">
      <style:text-properties style:font-name="ARial" fo:font-size="12pt" officeooo:rsid="00321651" officeooo:paragraph-rsid="0036248e" style:font-size-asian="12pt" style:font-size-complex="12pt"/>
    </style:style>
    <style:style style:name="P111" style:family="paragraph" style:parent-style-name="Table_20_Contents">
      <style:text-properties style:font-name="ARial" fo:font-size="12pt" officeooo:rsid="00321651" officeooo:paragraph-rsid="003d51d3" style:font-size-asian="12pt" style:font-size-complex="12pt"/>
    </style:style>
    <style:style style:name="P112" style:family="paragraph" style:parent-style-name="Table_20_Contents">
      <style:text-properties style:font-name="ARial" fo:font-size="12pt" officeooo:rsid="00321651" officeooo:paragraph-rsid="0045a9c2" style:font-size-asian="12pt" style:font-size-complex="12pt"/>
    </style:style>
    <style:style style:name="P113" style:family="paragraph" style:parent-style-name="Table_20_Contents">
      <style:text-properties style:font-name="ARial" fo:font-size="12pt" officeooo:rsid="00321651" officeooo:paragraph-rsid="00467aa8" style:font-size-asian="12pt" style:font-size-complex="12pt"/>
    </style:style>
    <style:style style:name="P114" style:family="paragraph" style:parent-style-name="Table_20_Contents">
      <style:text-properties style:font-name="ARial" fo:font-size="12pt" officeooo:rsid="0032e180" officeooo:paragraph-rsid="0032e180" style:font-size-asian="12pt" style:font-size-complex="12pt"/>
    </style:style>
    <style:style style:name="P115" style:family="paragraph" style:parent-style-name="Table_20_Contents">
      <style:text-properties style:font-name="ARial" fo:font-size="12pt" officeooo:rsid="003db483" officeooo:paragraph-rsid="00439175" style:font-size-asian="12pt" style:font-size-complex="12pt"/>
    </style:style>
    <style:style style:name="P116" style:family="paragraph" style:parent-style-name="Table_20_Contents">
      <style:text-properties style:font-name="ARial" fo:font-size="12pt" officeooo:rsid="0045a9c2" officeooo:paragraph-rsid="0045a9c2" style:font-size-asian="12pt" style:font-size-complex="12pt"/>
    </style:style>
    <style:style style:name="P117" style:family="paragraph" style:parent-style-name="Table_20_Contents">
      <style:text-properties style:font-name="ARial" fo:font-size="12pt" officeooo:rsid="004641a9" officeooo:paragraph-rsid="004641a9" style:font-size-asian="12pt" style:font-size-complex="12pt"/>
    </style:style>
    <style:style style:name="P118" style:family="paragraph" style:parent-style-name="Table_20_Contents">
      <style:text-properties style:font-name="ARial" fo:font-size="12pt" officeooo:rsid="004641a9" officeooo:paragraph-rsid="00467aa8" style:font-size-asian="12pt" style:font-size-complex="12pt"/>
    </style:style>
    <style:style style:name="P119" style:family="paragraph" style:parent-style-name="Table_20_Contents">
      <style:text-properties style:font-name="ARial" fo:font-size="12pt" officeooo:rsid="004641a9" officeooo:paragraph-rsid="00474f8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4641a9" officeooo:paragraph-rsid="005a1967" style:font-size-asian="12pt" style:font-size-complex="12pt"/>
    </style:style>
    <style:style style:name="P121" style:family="paragraph" style:parent-style-name="Table_20_Contents">
      <style:text-properties style:font-name="ARial" fo:font-size="12pt" officeooo:rsid="004f4a4f" officeooo:paragraph-rsid="004f4a4f" style:font-size-asian="12pt" style:font-size-complex="12pt"/>
    </style:style>
    <style:style style:name="P122" style:family="paragraph" style:parent-style-name="Table_20_Contents">
      <style:text-properties style:font-name="ARial" fo:font-size="12pt" officeooo:rsid="004f5752" officeooo:paragraph-rsid="004f5752" style:font-size-asian="12pt" style:font-size-complex="12pt"/>
    </style:style>
    <style:style style:name="P123" style:family="paragraph" style:parent-style-name="Table_20_Contents">
      <style:text-properties style:font-name="ARial" fo:font-size="12pt" officeooo:rsid="004f5752" officeooo:paragraph-rsid="005a1967" style:font-size-asian="12pt" style:font-size-complex="12pt"/>
    </style:style>
    <style:style style:name="P124" style:family="paragraph" style:parent-style-name="Table_20_Contents">
      <style:text-properties style:font-name="ARial" fo:font-size="12pt" officeooo:rsid="00508fd7" officeooo:paragraph-rsid="00508fd7" style:font-size-asian="12pt" style:font-size-complex="12pt"/>
    </style:style>
    <style:style style:name="P125" style:family="paragraph" style:parent-style-name="Table_20_Contents">
      <style:text-properties style:font-name="ARial" fo:font-size="12pt" officeooo:rsid="00513d5c" officeooo:paragraph-rsid="00513d5c" style:font-size-asian="12pt" style:font-size-complex="12pt"/>
    </style:style>
    <style:style style:name="P126" style:family="paragraph" style:parent-style-name="Table_20_Contents">
      <style:text-properties style:font-name="ARial" fo:font-size="12pt" officeooo:rsid="00513d5c" officeooo:paragraph-rsid="00627fc5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ca759" officeooo:paragraph-rsid="004bbc76" style:font-size-asian="12pt" style:font-size-complex="12pt"/>
    </style:style>
    <style:style style:name="P128" style:family="paragraph" style:parent-style-name="Table_20_Contents">
      <style:text-properties style:font-name="ARial" fo:font-size="12pt" officeooo:rsid="0055c4c0" officeooo:paragraph-rsid="0055c4c0" style:font-size-asian="12pt" style:font-size-complex="12pt"/>
    </style:style>
    <style:style style:name="P129" style:family="paragraph" style:parent-style-name="Table_20_Contents">
      <style:text-properties style:font-name="ARial" fo:font-size="12pt" officeooo:rsid="005abad4" officeooo:paragraph-rsid="005abad4" style:font-size-asian="12pt" style:font-size-complex="12pt"/>
    </style:style>
    <style:style style:name="P130" style:family="paragraph" style:parent-style-name="Table_20_Contents">
      <style:text-properties style:font-name="ARial" fo:font-size="12pt" officeooo:rsid="005bf77c" officeooo:paragraph-rsid="005bf77c" style:font-size-asian="12pt" style:font-size-complex="12pt"/>
    </style:style>
    <style:style style:name="P131" style:family="paragraph" style:parent-style-name="Table_20_Contents">
      <style:text-properties style:font-name="ARial" fo:font-size="12pt" officeooo:rsid="005edb61" officeooo:paragraph-rsid="005edb61" style:font-size-asian="12pt" style:font-size-complex="12pt"/>
    </style:style>
    <style:style style:name="P132" style:family="paragraph" style:parent-style-name="Table_20_Contents">
      <style:text-properties style:font-name="ARial" fo:font-size="12pt" officeooo:rsid="005edb61" officeooo:paragraph-rsid="00627fc5" style:font-size-asian="12pt" style:font-size-complex="12pt"/>
    </style:style>
    <style:style style:name="P133" style:family="paragraph" style:parent-style-name="Table_20_Contents">
      <style:text-properties style:font-name="ARial" fo:font-size="12pt" officeooo:rsid="00646057" officeooo:paragraph-rsid="00646057" style:font-size-asian="12pt" style:font-size-complex="12pt"/>
    </style:style>
    <style:style style:name="P134" style:family="paragraph" style:parent-style-name="Table_20_Contents">
      <style:text-properties style:font-name="ARial" fo:font-size="12pt" officeooo:rsid="00651da6" officeooo:paragraph-rsid="00651da6" style:font-size-asian="12pt" style:font-size-complex="12pt"/>
    </style:style>
    <style:style style:name="P135" style:family="paragraph" style:parent-style-name="Table_20_Contents">
      <style:text-properties style:font-name="ARial" fo:font-size="12pt" officeooo:rsid="00653ac0" officeooo:paragraph-rsid="00653ac0" style:font-size-asian="12pt" style:font-size-complex="12pt"/>
    </style:style>
    <style:style style:name="P136" style:family="paragraph" style:parent-style-name="Table_20_Contents">
      <style:text-properties style:font-name="ARial" fo:font-size="12pt" officeooo:rsid="0065e5c3" officeooo:paragraph-rsid="0065e5c3" style:font-size-asian="12pt" style:font-size-complex="12pt"/>
    </style:style>
    <style:style style:name="P137" style:family="paragraph" style:parent-style-name="Table_20_Contents">
      <style:text-properties style:font-name="ARial" fo:font-size="12pt" officeooo:rsid="0067c967" officeooo:paragraph-rsid="0067c967" style:font-size-asian="12pt" style:font-size-complex="12pt"/>
    </style:style>
    <style:style style:name="P138" style:family="paragraph" style:parent-style-name="Table_20_Contents">
      <style:text-properties style:font-name="ARial" fo:font-size="12pt" officeooo:rsid="00682a8d" officeooo:paragraph-rsid="00682a8d" style:font-size-asian="12pt" style:font-size-complex="12pt"/>
    </style:style>
    <style:style style:name="P139" style:family="paragraph" style:parent-style-name="Table_20_Contents">
      <style:text-properties style:font-name="ARial" fo:font-size="12pt" officeooo:rsid="00693edd" officeooo:paragraph-rsid="00693edd" style:font-size-asian="12pt" style:font-size-complex="12pt"/>
    </style:style>
    <style:style style:name="P140" style:family="paragraph" style:parent-style-name="Table_20_Contents">
      <style:text-properties style:font-name="ARial" fo:font-size="12pt" officeooo:rsid="006cc189" officeooo:paragraph-rsid="006cc189" style:font-size-asian="12pt" style:font-size-complex="12pt"/>
    </style:style>
    <style:style style:name="P141" style:family="paragraph" style:parent-style-name="Table_20_Contents">
      <style:text-properties style:font-name="ARial" fo:font-size="12pt" officeooo:rsid="006ccfd2" officeooo:paragraph-rsid="006ccfd2" style:font-size-asian="12pt" style:font-size-complex="12pt"/>
    </style:style>
    <style:style style:name="P142" style:family="paragraph" style:parent-style-name="Table_20_Contents">
      <style:text-properties style:font-name="ARial" fo:font-size="12pt" officeooo:rsid="006e6faf" officeooo:paragraph-rsid="006e6faf" style:font-size-asian="12pt" style:font-size-complex="12pt"/>
    </style:style>
    <style:style style:name="P143" style:family="paragraph" style:parent-style-name="Table_20_Contents">
      <style:text-properties style:font-name="ARial" fo:font-size="12pt" officeooo:rsid="006faa4d" officeooo:paragraph-rsid="006faa4d" style:font-size-asian="12pt" style:font-size-complex="12pt"/>
    </style:style>
    <style:style style:name="P144" style:family="paragraph" style:parent-style-name="Standard" style:list-style-name="L1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6b533" officeooo:paragraph-rsid="0026b533" fo:background-color="transparent" style:font-size-asian="12pt" style:font-size-complex="12pt"/>
    </style:style>
    <style:style style:name="P145" style:family="paragraph" style:parent-style-name="Standard" style:list-style-name="L2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a58fc" officeooo:paragraph-rsid="002a58fc" fo:background-color="transparent" style:font-size-asian="12pt" style:font-size-complex="12pt"/>
    </style:style>
    <style:style style:name="P146" style:family="paragraph" style:parent-style-name="Standard" style:list-style-name="L3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b92c7" officeooo:paragraph-rsid="003b92c7" fo:background-color="transparent" style:font-size-asian="12pt" style:font-size-complex="12pt"/>
    </style:style>
    <style:style style:name="P147" style:family="paragraph" style:parent-style-name="Standard" style:list-style-name="L3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ca038" officeooo:paragraph-rsid="003ca038" fo:background-color="transparent" style:font-size-asian="12pt" style:font-size-complex="12pt"/>
    </style:style>
    <style:style style:name="P148" style:family="paragraph" style:parent-style-name="Table_20_Contents">
      <style:text-properties style:font-name="ARial" fo:font-size="12pt" officeooo:rsid="00703082" officeooo:paragraph-rsid="00703082" style:font-size-asian="12pt" style:font-size-complex="12pt"/>
    </style:style>
    <style:style style:name="T1" style:family="text">
      <style:text-properties officeooo:rsid="0051f4b6"/>
    </style:style>
    <style:style style:name="T2" style:family="text">
      <style:text-properties officeooo:rsid="005beff6"/>
    </style:style>
    <style:style style:name="T3" style:family="text">
      <style:text-properties officeooo:rsid="00547d9f"/>
    </style:style>
    <style:style style:name="T4" style:family="text">
      <style:text-properties officeooo:rsid="005357d2"/>
    </style:style>
    <style:style style:name="T5" style:family="text">
      <style:text-properties officeooo:rsid="0007ab68"/>
    </style:style>
    <style:style style:name="T6" style:family="text">
      <style:text-properties officeooo:rsid="005d9af3"/>
    </style:style>
    <style:style style:name="T7" style:family="text">
      <style:text-properties officeooo:rsid="005e5b01"/>
    </style:style>
    <style:style style:name="T8" style:family="text">
      <style:text-properties officeooo:rsid="001ff594"/>
    </style:style>
    <style:style style:name="T9" style:family="text">
      <style:text-properties officeooo:rsid="0021a202"/>
    </style:style>
    <style:style style:name="T10" style:family="text">
      <style:text-properties officeooo:rsid="00238b20"/>
    </style:style>
    <style:style style:name="T11" style:family="text">
      <style:text-properties officeooo:rsid="0026b533"/>
    </style:style>
    <style:style style:name="T12" style:family="text">
      <style:text-properties officeooo:rsid="002a58fc"/>
    </style:style>
    <style:style style:name="T13" style:family="text">
      <style:text-properties officeooo:rsid="00351f5c"/>
    </style:style>
    <style:style style:name="T14" style:family="text">
      <style:text-properties officeooo:rsid="003571df"/>
    </style:style>
    <style:style style:name="T15" style:family="text">
      <style:text-properties officeooo:rsid="0036248e"/>
    </style:style>
    <style:style style:name="T16" style:family="text">
      <style:text-properties officeooo:rsid="003d51d3"/>
    </style:style>
    <style:style style:name="T17" style:family="text">
      <style:text-properties officeooo:rsid="0041583c"/>
    </style:style>
    <style:style style:name="T18" style:family="text">
      <style:text-properties officeooo:rsid="0045a9c2"/>
    </style:style>
    <style:style style:name="T19" style:family="text">
      <style:text-properties officeooo:rsid="00467aa8"/>
    </style:style>
    <style:style style:name="T20" style:family="text">
      <style:text-properties officeooo:rsid="00474f84"/>
    </style:style>
    <style:style style:name="T21" style:family="text">
      <style:text-properties officeooo:rsid="004ca759"/>
    </style:style>
    <style:style style:name="T22" style:family="text">
      <style:text-properties officeooo:rsid="00513d5c"/>
    </style:style>
    <style:style style:name="T23" style:family="text">
      <style:text-properties officeooo:rsid="0010065e"/>
    </style:style>
    <style:style style:name="T24" style:family="text">
      <style:text-properties officeooo:rsid="00556a2a"/>
    </style:style>
    <style:style style:name="T25" style:family="text">
      <style:text-properties officeooo:rsid="00513d5c" fo:background-color="transparent" loext:char-shading-value="0"/>
    </style:style>
    <style:style style:name="T26" style:family="text">
      <style:text-properties officeooo:rsid="00474f84" fo:background-color="transparent" loext:char-shading-value="0"/>
    </style:style>
    <style:style style:name="T27" style:family="text">
      <style:text-properties officeooo:rsid="0055c4c0"/>
    </style:style>
    <style:style style:name="T28" style:family="text">
      <style:text-properties officeooo:rsid="00578b5c"/>
    </style:style>
    <style:style style:name="T29" style:family="text">
      <style:text-properties officeooo:rsid="00599845"/>
    </style:style>
    <style:style style:name="T30" style:family="text">
      <style:text-properties officeooo:rsid="005a1967"/>
    </style:style>
    <style:style style:name="T31" style:family="text">
      <style:text-properties officeooo:rsid="005a6fbe"/>
    </style:style>
    <style:style style:name="T32" style:family="text">
      <style:text-properties officeooo:rsid="005d2e9f"/>
    </style:style>
    <style:style style:name="T33" style:family="text">
      <style:text-properties officeooo:rsid="005edb61"/>
    </style:style>
    <style:style style:name="T34" style:family="text">
      <style:text-properties officeooo:rsid="005fd187"/>
    </style:style>
    <style:style style:name="T35" style:family="text">
      <style:text-properties officeooo:rsid="00627fc5"/>
    </style:style>
    <style:style style:name="T36" style:family="text">
      <style:text-properties officeooo:rsid="00693edd"/>
    </style:style>
    <style:style style:name="T37" style:family="text">
      <style:text-properties officeooo:rsid="006cc189"/>
    </style:style>
    <style:style style:name="T38" style:family="text">
      <style:text-properties officeooo:rsid="006e6faf"/>
    </style:style>
    <style:style style:name="T39" style:family="text">
      <style:text-properties officeooo:rsid="007030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gras de negocio</text:h>
      <text:p text:style-name="P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61">ID:</text:p>
          </table:table-cell>
          <table:table-cell table:style-name="Table20.B1" table:number-columns-spanned="3" office:value-type="string">
            <text:p text:style-name="P131">RN01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61">Nome:</text:p>
          </table:table-cell>
          <table:table-cell table:style-name="Table20.B2" table:number-columns-spanned="3" office:value-type="string">
            <text:p text:style-name="P96"><text:span text:style-name="T10">Procedimentos para cadastrar </text:span><text:s/>professor responsável pela disciplina de atividades complementares de um curso de graduação da UTFP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60">Módulo:</text:p>
          </table:table-cell>
          <table:table-cell table:style-name="Table20.B3" office:value-type="string">
            <text:p text:style-name="P96">Administrador</text:p>
          </table:table-cell>
          <table:table-cell table:style-name="Table20.C3" office:value-type="string">
            <text:p text:style-name="P60"><text:span text:style-name="T1">Dependências</text:span>:</text:p>
          </table:table-cell>
          <table:table-cell table:style-name="Table20.D3" office:value-type="string">
            <text:p text:style-name="P97">RF001 <text:span text:style-name="T2">RF002 </text:span></text:p>
          </table:table-cell>
        </table:table-row>
        <table:table-row table:style-name="Table20.4">
          <table:table-cell table:style-name="Table20.A2" office:value-type="string">
            <text:p text:style-name="P60">Descrição:</text:p>
          </table:table-cell>
          <table:table-cell table:style-name="Table20.B4" table:number-columns-spanned="3" office:value-type="string">
            <text:p text:style-name="P33">Somente o administrado<text:span text:style-name="T4">r</text:span> pode realizar o cadastro de um professor responsável pela disciplina de atividades complementares para um dado curso de graduação da UTFPR.</text:p>
            <text:p text:style-name="P35"><text:s text:c="6"/></text:p>
            <text:p text:style-name="P35">O administrador, <text:span text:style-name="T10">ao cadastrar um professor responsável, informar</text:span> <text:span text:style-name="T10">o </text:span>SIAPE, nome completo do professor, <text:span text:style-name="T3">o curso de graduação de sua responsabilidade</text:span> e uma senha provisória, que será enviada ao professor <text:span text:style-name="T5">via e-mail</text:span>.</text:p>
            <text:p text:style-name="P36"><text:s text:c="3"/></text:p>
            <text:p text:style-name="P37">Quando um professor responsável deixa de ser o responsável, o administrador exclui este professor.</text:p>
          </table:table-cell>
          <table:covered-table-cell/>
          <table:covered-table-cell/>
        </table:table-row>
      </table:table>
      <text:p text:style-name="P39"/>
      <text:p text:style-name="P39"/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3">ID:</text:p>
          </table:table-cell>
          <table:table-cell table:style-name="Table1.B1" table:number-columns-spanned="3" office:value-type="string">
            <text:p text:style-name="P131">RN02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3">Nome:</text:p>
          </table:table-cell>
          <table:table-cell table:style-name="Table1.B2" table:number-columns-spanned="3" office:value-type="string">
            <text:p text:style-name="P105">Um professor responsável para cada curso de graduação da UTFP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2">Módulo:</text:p>
          </table:table-cell>
          <table:table-cell table:style-name="Table1.B3" office:value-type="string">
            <text:p text:style-name="P105">Professor</text:p>
          </table:table-cell>
          <table:table-cell table:style-name="Table1.C3" office:value-type="string">
            <text:p text:style-name="P62"><text:span text:style-name="T1">Dependências</text:span>:</text:p>
          </table:table-cell>
          <table:table-cell table:style-name="Table1.D3" office:value-type="string">
            <text:p text:style-name="P98">RF001<text:span text:style-name="T2"> </text:span></text:p>
          </table:table-cell>
        </table:table-row>
        <table:table-row table:style-name="Table1.4">
          <table:table-cell table:style-name="Table1.A2" office:value-type="string">
            <text:p text:style-name="P62">Descrição:</text:p>
          </table:table-cell>
          <table:table-cell table:style-name="Table1.B4" table:number-columns-spanned="3" office:value-type="string">
            <text:p text:style-name="P34"><text:span text:style-name="T3">Para cada curso de graduação da UTFPR, ter-se-á um professor responsável pela disciplina de atividades complementares. Por exemplo, o curso de engenharia de software tem um professor que é responsável pela disciplina de atividades complementares, enquanto o curso de engenharia da computação tem outro professor responsável.</text:span> </text:p>
          </table:table-cell>
          <table:covered-table-cell/>
          <table:covered-table-cell/>
        </table:table-row>
      </table:table>
      <text:p text:style-name="P4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61">ID:</text:p>
          </table:table-cell>
          <table:table-cell table:style-name="Table21.B1" table:number-columns-spanned="3" office:value-type="string">
            <text:p text:style-name="P131">RN03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61">Nome:</text:p>
          </table:table-cell>
          <table:table-cell table:style-name="Table21.B2" table:number-columns-spanned="3" office:value-type="string">
            <text:p text:style-name="P102">Acesso ao sistema do professor responsável pela disciplina de atividades complementares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60">Módulo:</text:p>
          </table:table-cell>
          <table:table-cell table:style-name="Table21.B3" office:value-type="string">
            <text:p text:style-name="P102">Professor</text:p>
          </table:table-cell>
          <table:table-cell table:style-name="Table21.C3" office:value-type="string">
            <text:p text:style-name="P60"><text:span text:style-name="T1">Dependências</text:span>:</text:p>
          </table:table-cell>
          <table:table-cell table:style-name="Table21.D3" office:value-type="string">
            <text:p text:style-name="P97">RF00<text:span text:style-name="T6">4</text:span></text:p>
          </table:table-cell>
        </table:table-row>
        <table:table-row table:style-name="Table21.4">
          <table:table-cell table:style-name="Table21.A2" office:value-type="string">
            <text:p text:style-name="P60">Descrição:</text:p>
          </table:table-cell>
          <table:table-cell table:style-name="Table21.B4" table:number-columns-spanned="3" office:value-type="string">
            <text:p text:style-name="P38"><text:s text:c="2"/>Para acessar o sistema o professor responsável deve entrar com seus dados de acesso de usuário: senha e SIAPE. O professor somente conseguirá <text:span text:style-name="T7">o </text:span>acesso se estiver cadastrado no sistema, que irá verificar se os dados existem no banco de dados do sistema e se estão corretamente inseridos.</text:p>
            <text:p text:style-name="P38"><text:s/><text:span text:style-name="T25"><text:s/></text:span><text:span text:style-name="T23">Se é a primeira vez que o professor acessa o sistema, deverá usar a senha provisória criada pelo administrador do sistema e fornecida ao professor responsável pelo e-mail.</text:span></text:p>
            <text:p text:style-name="P38"><text:span text:style-name="T23"><text:s/></text:span><text:span text:style-name="T26">Se o professor estiver cadastrado, ele acessa o sistema, senão ele é redirecionado para página de acesso.</text:span></text:p>
          </table:table-cell>
          <table:covered-table-cell/>
          <table:covered-table-cell/>
        </table:table-row>
      </table:table>
      <text:p text:style-name="P39"/>
      <text:p text:style-name="P39"><text:soft-page-break/></text:p>
      <text:p text:style-name="P39"/>
      <text:p text:style-name="P39"/>
      <text:p text:style-name="P39"/>
      <text:p text:style-name="P39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61">ID:</text:p>
          </table:table-cell>
          <table:table-cell table:style-name="Table22.B1" table:number-columns-spanned="3" office:value-type="string">
            <text:p text:style-name="P131">RN04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61">Nome:</text:p>
          </table:table-cell>
          <table:table-cell table:style-name="Table22.B2" table:number-columns-spanned="3" office:value-type="string">
            <text:p text:style-name="P103"><text:span text:style-name="T8">A</text:span>valiação de docume<text:span text:style-name="T9">ntação das</text:span> <text:span text:style-name="T9">atividades</text:span> <text:span text:style-name="T9">complementares de alunos</text:span>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60">Módulo:</text:p>
          </table:table-cell>
          <table:table-cell table:style-name="Table22.B3" office:value-type="string">
            <text:p text:style-name="P102">Professor</text:p>
          </table:table-cell>
          <table:table-cell table:style-name="Table22.C3" office:value-type="string">
            <text:p text:style-name="P60"><text:span text:style-name="T1">Dependências</text:span>:</text:p>
          </table:table-cell>
          <table:table-cell table:style-name="Table22.D3" office:value-type="string">
            <text:p text:style-name="P133">RF006</text:p>
          </table:table-cell>
        </table:table-row>
        <table:table-row table:style-name="Table22.4">
          <table:table-cell table:style-name="Table22.A2" office:value-type="string">
            <text:p text:style-name="P60">Descrição:</text:p>
          </table:table-cell>
          <table:table-cell table:style-name="Table22.B4" table:number-columns-spanned="3" office:value-type="string">
            <text:p text:style-name="P3">O professor responsável, ao receber <text:span text:style-name="T9">um</text:span> documento, deve analisar <text:span text:style-name="T8">e avaliar</text:span> o documento, <text:span text:style-name="T8">considerando</text:span> <text:span text:style-name="T8">a</text:span>s normas do regulamento de atividades complementares dos cursos de graduação da UTFPR. </text:p>
            <text:p text:style-name="P3"/>
            <text:p text:style-name="P5">Na avaliação das Atividades Complementares, desenvolvidas pelo aluno, serão considerados:</text:p>
            <text:list xml:id="list3497613538013103576" text:style-name="L1">
              <text:list-item>
                <text:p text:style-name="P144">a compatibilidade e a relevância das atividades desenvolvidas, de acordo com o Regulamento, e os objetivos do curso em que o aluno estiver matriculado;</text:p>
              </text:list-item>
              <text:list-item>
                <text:p text:style-name="P144">total de horas dedicadas à atividade.</text:p>
              </text:list-item>
            </text:list>
            <text:p text:style-name="P21">Será considerado aprovado o aluno que, na avaliação, obtiver pelo menos 70 pontos.</text:p>
          </table:table-cell>
          <table:covered-table-cell/>
          <table:covered-table-cell/>
        </table:table-row>
      </table:table>
      <text:p text:style-name="P2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5">ID:</text:p>
          </table:table-cell>
          <table:table-cell table:style-name="Table2.B1" table:number-columns-spanned="3" office:value-type="string">
            <text:p text:style-name="P131">RN05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5">Nome:</text:p>
          </table:table-cell>
          <table:table-cell table:style-name="Table2.B2" table:number-columns-spanned="3" office:value-type="string">
            <text:p text:style-name="P104"><text:span text:style-name="T11">Pontuação em</text:span> <text:span text:style-name="T9">atividades</text:span> <text:span text:style-name="T9">complementares de alunos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4">Módulo:</text:p>
          </table:table-cell>
          <table:table-cell table:style-name="Table2.B3" office:value-type="string">
            <text:p text:style-name="P114">Pontuação</text:p>
          </table:table-cell>
          <table:table-cell table:style-name="Table2.C3" office:value-type="string">
            <text:p text:style-name="P64"><text:span text:style-name="T1">Dependências</text:span>:</text:p>
          </table:table-cell>
          <table:table-cell table:style-name="Table2.D3" office:value-type="string">
            <text:p text:style-name="P133">RF16</text:p>
          </table:table-cell>
        </table:table-row>
        <table:table-row table:style-name="Table2.4">
          <table:table-cell table:style-name="Table2.A2" office:value-type="string">
            <text:p text:style-name="P64">Descrição:</text:p>
          </table:table-cell>
          <table:table-cell table:style-name="Table2.B4" table:number-columns-spanned="3" office:value-type="string">
            <text:p text:style-name="P6">As Atividades Complementares serão pontuadas, segundo a carga horária ou por participação efetiva nas atividades. <text:span text:style-name="T12">O aluno poderá integralizar:</text:span></text:p>
            <text:list xml:id="list7476346078925878147" text:style-name="L2">
              <text:list-item>
                <text:p text:style-name="P145">No grupo 1 o máximo de 30 pontos e mínima de 20 pontos;</text:p>
              </text:list-item>
              <text:list-item>
                <text:p text:style-name="P145">No grupo 2 o máximo de 30 pontos e mínima de 20 pontos;</text:p>
              </text:list-item>
              <text:list-item>
                <text:p text:style-name="P145">No grupo 3 o máximo de 40 pontos e mínima de 20 pontos.</text:p>
              </text:list-item>
            </text:list>
            <text:p text:style-name="P22">Cada grupo contém conjunto de itens que detalham tipo de Atividades Complementares em específico e quantos pontos valem.</text:p>
            <text:p text:style-name="P22">As atividades que se enquandram em mais de um item serão pontuadas por aqueles que propiciar maior pontuação.</text:p>
            <text:p text:style-name="P7">Cada documento adicionado pelo aluno no sistema representa uma quantidade de pontos, a qual o aluno julgou valer no momento em que adicionou tal documento. </text:p>
            <text:p text:style-name="P8">A somatória de todos os pontos em cada grupo é a pontuação <text:span text:style-name="T17">neste grupo</text:span>. A soma das pontuações totais de todos os grupos resulta na pontuação total do aluno.</text:p>
            <text:p text:style-name="P8"><text:span text:style-name="T17">Após o envio da documentação para o professor responsável, essa pontuação pode sofrer baixas a medida que o professor faz a avaliação da documentação.</text:span> </text:p>
          </table:table-cell>
          <table:covered-table-cell/>
          <table:covered-table-cell/>
        </table:table-row>
      </table:table>
      <text:p text:style-name="P41"/>
      <text:p text:style-name="P42"/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67">ID:</text:p>
          </table:table-cell>
          <table:table-cell table:style-name="Table3.B1" table:number-columns-spanned="3" office:value-type="string">
            <text:p text:style-name="P131">RN06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7">Nome:</text:p>
          </table:table-cell>
          <table:table-cell table:style-name="Table3.B2" table:number-columns-spanned="3" office:value-type="string">
            <text:p text:style-name="P106">A<text:span text:style-name="T18">rmazenamento de</text:span> documentos pelo aluno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6">Módulo:</text:p>
          </table:table-cell>
          <table:table-cell table:style-name="Table3.B3" office:value-type="string">
            <text:p text:style-name="P148">Documento</text:p>
          </table:table-cell>
          <table:table-cell table:style-name="Table3.C3" office:value-type="string">
            <text:p text:style-name="P66"><text:span text:style-name="T1">Dependências</text:span>:</text:p>
          </table:table-cell>
          <table:table-cell table:style-name="Table3.D3" office:value-type="string">
            <text:p text:style-name="P134">RF013</text:p>
          </table:table-cell>
        </table:table-row>
        <table:table-row table:style-name="Table3.4">
          <table:table-cell table:style-name="Table3.A2" office:value-type="string">
            <text:p text:style-name="P66">Descrição:</text:p>
          </table:table-cell>
          <table:table-cell table:style-name="Table3.B4" table:number-columns-spanned="3" office:value-type="string">
            <text:p text:style-name="P12"><text:s text:c="3"/>Para adicionar um documento, o aluno deve carregar este documento para o sistema, <text:span text:style-name="T13">e, e</text:span>m seguida, preencher as informações requisitadas, inlcuindo quantos pontos este documento representa, segundo o seu julgamento. <text:span text:style-name="T14">Este ponto será usado para calcular a pontuação não-avaliada do aluno na disciplina de Atividades Complementares.</text:span></text:p>
            <text:p text:style-name="P16"><text:s text:c="2"/>Os documentos ficam armazenados no sistema. Cada documento equivale a um certa quantidade de pontos. A somatória <text:span text:style-name="T20">d</text:span>os pontos representa o progresso do aluno.</text:p>
          </table:table-cell>
          <table:covered-table-cell/>
          <table:covered-table-cell/>
        </table:table-row>
      </table:table>
      <text:p text:style-name="P43"/>
      <text:p text:style-name="P5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87">ID:</text:p>
          </table:table-cell>
          <table:table-cell table:style-name="Table13.B1" table:number-columns-spanned="3" office:value-type="string">
            <text:p text:style-name="P131">RN07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87">Nome:</text:p>
          </table:table-cell>
          <table:table-cell table:style-name="Table13.B2" table:number-columns-spanned="3" office:value-type="string">
            <text:p text:style-name="P109"><text:span text:style-name="T34">Data de envio de</text:span> documentos pelo aluno <text:span text:style-name="T34">para o professor responsável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86">Módulo:</text:p>
          </table:table-cell>
          <table:table-cell table:style-name="Table13.B3" office:value-type="string">
            <text:p text:style-name="P148">Documento</text:p>
          </table:table-cell>
          <table:table-cell table:style-name="Table13.C3" office:value-type="string">
            <text:p text:style-name="P86"><text:span text:style-name="T1">Dependências</text:span>:</text:p>
          </table:table-cell>
          <table:table-cell table:style-name="Table13.D3" office:value-type="string">
            <text:p text:style-name="P135">RF008</text:p>
          </table:table-cell>
        </table:table-row>
        <table:table-row table:style-name="Table13.4">
          <table:table-cell table:style-name="Table13.A2" office:value-type="string">
            <text:p text:style-name="P86">Descrição:</text:p>
          </table:table-cell>
          <table:table-cell table:style-name="Table13.B4" table:number-columns-spanned="3" office:value-type="string">
            <text:p text:style-name="P13"><text:s text:c="2"/><text:span text:style-name="T34">O aluno somente poderá enviar algum documento para o professor responsável para corrijí-la após data determinada pela UTFPR.</text:span></text:p>
          </table:table-cell>
          <table:covered-table-cell/>
          <table:covered-table-cell/>
        </table:table-row>
      </table:table>
      <text:p text:style-name="P53"/>
      <text:p text:style-name="P55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91">ID:</text:p>
          </table:table-cell>
          <table:table-cell table:style-name="Table16.B1" table:number-columns-spanned="3" office:value-type="string">
            <text:p text:style-name="P131">RN08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91">Nome:</text:p>
          </table:table-cell>
          <table:table-cell table:style-name="Table16.B2" table:number-columns-spanned="3" office:value-type="string">
            <text:p text:style-name="P136">Não permitir que o aluno edite um documento já enviado ao professor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90">Módulo:</text:p>
          </table:table-cell>
          <table:table-cell table:style-name="Table16.B3" office:value-type="string">
            <text:p text:style-name="P148">Documento</text:p>
          </table:table-cell>
          <table:table-cell table:style-name="Table16.C3" office:value-type="string">
            <text:p text:style-name="P90"><text:span text:style-name="T1">Dependências</text:span>:</text:p>
          </table:table-cell>
          <table:table-cell table:style-name="Table16.D3" office:value-type="string">
            <text:p text:style-name="P137">RF008</text:p>
          </table:table-cell>
        </table:table-row>
        <table:table-row table:style-name="Table16.4">
          <table:table-cell table:style-name="Table16.A2" office:value-type="string">
            <text:p text:style-name="P90">Descrição:</text:p>
          </table:table-cell>
          <table:table-cell table:style-name="Table16.B4" table:number-columns-spanned="3" office:value-type="string">
            <text:p text:style-name="P14"><text:s text:c="3"/><text:span text:style-name="T28">Quando o aluno envia um documento ao professor responsável, o aluno não poderá mais editar e nem mesmo excluir este documento, enquanto o professor responsável não avaliar tal documento. </text:span></text:p>
          </table:table-cell>
          <table:covered-table-cell/>
          <table:covered-table-cell/>
        </table:table-row>
      </table:table>
      <text:p text:style-name="P5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89">ID:</text:p>
          </table:table-cell>
          <table:table-cell table:style-name="Table15.B1" table:number-columns-spanned="3" office:value-type="string">
            <text:p text:style-name="P131">RN09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9">Nome:</text:p>
          </table:table-cell>
          <table:table-cell table:style-name="Table15.B2" table:number-columns-spanned="3" office:value-type="string">
            <text:p text:style-name="P128"><text:span text:style-name="T32">Calculo da p</text:span>ontuação do aluno na disciplina de atividades complementar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8">Módulo:</text:p>
          </table:table-cell>
          <table:table-cell table:style-name="Table15.B3" office:value-type="string">
            <text:p text:style-name="P130">Pontuação</text:p>
          </table:table-cell>
          <table:table-cell table:style-name="Table15.C3" office:value-type="string">
            <text:p text:style-name="P88"><text:span text:style-name="T1">Dependências</text:span>:</text:p>
          </table:table-cell>
          <table:table-cell table:style-name="Table15.D3" office:value-type="string">
            <text:p text:style-name="P138">RF016</text:p>
          </table:table-cell>
        </table:table-row>
        <table:table-row table:style-name="Table15.4">
          <table:table-cell table:style-name="Table15.A2" office:value-type="string">
            <text:p text:style-name="P88">Descrição:</text:p>
          </table:table-cell>
          <table:table-cell table:style-name="Table15.B4" table:number-columns-spanned="3" office:value-type="string">
            <text:p text:style-name="P15"><text:s text:c="3"/><text:span text:style-name="T27">Toda vez que o aluno adicionar um documento, o sistema atualizará a pontuação do aluno. Essa pontuação que foi calculada baseada apenas no que o aluno estimou ao adicionar o documento é chamada de pontuação não-avaliada.</text:span></text:p>
            <text:p text:style-name="P29">Se o aluno excluir um documento, sua pontuação não-avaliada diminui na mesma proporção em pontos que o documento representa. </text:p>
            <text:p text:style-name="P28"><text:s text:c="2"/>Quando o aluno enviar a documentação para o professor responsável avaliá-la, a pontuação não-avaliada estará sujeita a diminuir. A medida que o professor reprova um documento, a pontuação do aluno é diminuída no valor que o documento <text:span text:style-name="T28">representa</text:span>. </text:p>
          </table:table-cell>
          <table:covered-table-cell/>
          <table:covered-table-cell/>
        </table:table-row>
      </table:table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9">ID:</text:p>
          </table:table-cell>
          <table:table-cell table:style-name="Table4.B1" table:number-columns-spanned="3" office:value-type="string">
            <text:p text:style-name="P131">RN10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9">Nome:</text:p>
          </table:table-cell>
          <table:table-cell table:style-name="Table4.B2" table:number-columns-spanned="3" office:value-type="string">
            <text:p text:style-name="P107"><text:span text:style-name="T15">Progresso</text:span> d<text:span text:style-name="T15">o</text:span> aluno <text:span text:style-name="T15">na disciplina de Atividades Complementar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8">Módulo:</text:p>
          </table:table-cell>
          <table:table-cell table:style-name="Table4.B3" office:value-type="string">
            <text:p text:style-name="P110">Estudante</text:p>
          </table:table-cell>
          <table:table-cell table:style-name="Table4.C3" office:value-type="string">
            <text:p text:style-name="P68"><text:span text:style-name="T1">Dependências</text:span>:</text:p>
          </table:table-cell>
          <table:table-cell table:style-name="Table4.D3" office:value-type="string">
            <text:p text:style-name="P138">RF019</text:p>
          </table:table-cell>
        </table:table-row>
        <table:table-row table:style-name="Table4.4">
          <table:table-cell table:style-name="Table4.A2" office:value-type="string">
            <text:p text:style-name="P68">Descrição:</text:p>
          </table:table-cell>
          <table:table-cell table:style-name="Table4.B4" table:number-columns-spanned="3" office:value-type="string">
            <text:p text:style-name="P9">Quando o aluno adiciona um documento, ele informa, além de outras informações, qual grupo pertence o documento e quantos pontos ele acha que obtém com este documento. O sistema usa esses pontos para calcular o progresso do aluno na disciplina.</text:p>
            <text:p text:style-name="P9"/>
            <text:list xml:id="list8563079417980253237" text:style-name="L3">
              <text:list-item>
                <text:p text:style-name="P146">Se o aluno atingir 30 pontos no grupo 1, então se progresso nesse grupo é de 100%;</text:p>
              </text:list-item>
              <text:list-item>
                <text:p text:style-name="P147">Se o aluno atingir 30 pontos no grupo 2, então seu progresso nesse grupo é de 100%;</text:p>
              </text:list-item>
              <text:list-item>
                <text:p text:style-name="P147">Se o aluno atingir 40 pontos no grupo 3, então seu progresso nesse grupo é de 100%.</text:p>
              </text:list-item>
              <text:list-item>
                <text:p text:style-name="P147">Se o aluno atingir <text:span text:style-name="T16">70 pontos no total, então seu progresso total é de 100%.</text:span> </text:p>
              </text:list-item>
            </text:list>
            <text:p text:style-name="P9"><text:s/><text:span text:style-name="T18">Após enviar a documentação ao professor responsável, seu progresso poderá diminuir conforme o professor avaliar a documentação.</text:span></text:p>
          </table:table-cell>
          <table:covered-table-cell/>
          <table:covered-table-cell/>
        </table:table-row>
      </table:table>
      <text:p text:style-name="P43"/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1">ID:</text:p>
          </table:table-cell>
          <table:table-cell table:style-name="Table5.B1" table:number-columns-spanned="3" office:value-type="string">
            <text:p text:style-name="P131">RN11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71">Nome:</text:p>
          </table:table-cell>
          <table:table-cell table:style-name="Table5.B2" table:number-columns-spanned="3" office:value-type="string">
            <text:p text:style-name="P108"><text:span text:style-name="T16">Aprovação do </text:span>aluno <text:span text:style-name="T15">na disciplina de Atividades Complementares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70">Módulo:</text:p>
          </table:table-cell>
          <table:table-cell table:style-name="Table5.B3" office:value-type="string">
            <text:p text:style-name="P111">Estudante</text:p>
          </table:table-cell>
          <table:table-cell table:style-name="Table5.C3" office:value-type="string">
            <text:p text:style-name="P70"><text:span text:style-name="T1">Dependências</text:span>:</text:p>
          </table:table-cell>
          <table:table-cell table:style-name="Table5.D3" office:value-type="string">
            <text:p text:style-name="P138">RF019</text:p>
          </table:table-cell>
        </table:table-row>
        <table:table-row table:style-name="Table5.4">
          <table:table-cell table:style-name="Table5.A2" office:value-type="string">
            <text:p text:style-name="P70">Descrição:</text:p>
          </table:table-cell>
          <table:table-cell table:style-name="Table5.B4" table:number-columns-spanned="3" office:value-type="string">
            <text:p text:style-name="P10">Para o aluno ser aprovado na disciplina de Atividades Complementares, segundo o Regulamento, o aluno deve fazer 70 pontos no total e pontuar pelo menos o mínimo em cada grupo.</text:p>
          </table:table-cell>
          <table:covered-table-cell/>
          <table:covered-table-cell/>
        </table:table-row>
      </table:table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73">ID:</text:p>
          </table:table-cell>
          <table:table-cell table:style-name="Table7.B1" table:number-columns-spanned="3" office:value-type="string">
            <text:p text:style-name="P131">RN12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73">Nome:</text:p>
          </table:table-cell>
          <table:table-cell table:style-name="Table7.B2" table:number-columns-spanned="3" office:value-type="string">
            <text:p text:style-name="P115">Legitimidade da documentação apresentada pelo aluno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72">Módulo:</text:p>
          </table:table-cell>
          <table:table-cell table:style-name="Table7.B3" office:value-type="string">
            <text:p text:style-name="P130">Documento</text:p>
          </table:table-cell>
          <table:table-cell table:style-name="Table7.C3" office:value-type="string">
            <text:p text:style-name="P72"><text:span text:style-name="T1">Dependências</text:span>:</text:p>
          </table:table-cell>
          <table:table-cell table:style-name="Table7.D3" office:value-type="string">
            <text:p text:style-name="P139">RF006</text:p>
          </table:table-cell>
        </table:table-row>
        <table:table-row table:style-name="Table7.4">
          <table:table-cell table:style-name="Table7.A2" office:value-type="string">
            <text:p text:style-name="P72">Descrição:</text:p>
          </table:table-cell>
          <table:table-cell table:style-name="Table7.B4" table:number-columns-spanned="3" office:value-type="string">
            <text:p text:style-name="P11">A documentação a ser apresentada deverá ser devidamente legitimada pela instituição emitente.</text:p>
            <text:p text:style-name="P11"/>
            <text:p text:style-name="P11">O documento deve conter: a descrição da atividade, o carimbo, a assinatura, a carga horária e o período de execução.</text:p>
          </table:table-cell>
          <table:covered-table-cell/>
          <table:covered-table-cell/>
        </table:table-row>
      </table:table>
      <text:p text:style-name="P46"/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5">ID:</text:p>
          </table:table-cell>
          <table:table-cell table:style-name="Table8.B1" table:number-columns-spanned="3" office:value-type="string">
            <text:p text:style-name="P131">RN13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5">Nome:</text:p>
          </table:table-cell>
          <table:table-cell table:style-name="Table8.B2" table:number-columns-spanned="3" office:value-type="string">
            <text:p text:style-name="P116"><text:span text:style-name="T29">validação</text:span> <text:span text:style-name="T29">durante cadastro do </text:span><text:s/>aluno <text:span text:style-name="T36">no sistema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4">Módulo:</text:p>
          </table:table-cell>
          <table:table-cell table:style-name="Table8.B3" office:value-type="string">
            <text:p text:style-name="P112">Estudante</text:p>
          </table:table-cell>
          <table:table-cell table:style-name="Table8.C3" office:value-type="string">
            <text:p text:style-name="P74"><text:span text:style-name="T1">Dependências</text:span>:</text:p>
          </table:table-cell>
          <table:table-cell table:style-name="Table8.D3" office:value-type="string">
            <text:p text:style-name="P139">RF009</text:p>
          </table:table-cell>
        </table:table-row>
        <table:table-row table:style-name="Table8.4">
          <table:table-cell table:style-name="Table8.A2" office:value-type="string">
            <text:p text:style-name="P74">Descrição:</text:p>
          </table:table-cell>
          <table:table-cell table:style-name="Table8.B4" table:number-columns-spanned="3" office:value-type="string">
            <text:p text:style-name="P16">Quando o aluno for se cadastrar no sistema, ele deve informa os dado requisitadas pelo sistema, os quais são: nome completo, registro acadêmico (RA), curso graduando e uma senha.</text:p>
            <text:p text:style-name="P16"/>
            <text:p text:style-name="P18">Durante o cadastro do aluno, o sistema deve verificar se o número de Registro Acadêmico (RA) do aluno existe no banco de dados de RAs da UTFPR.</text:p>
          </table:table-cell>
          <table:covered-table-cell/>
          <table:covered-table-cell/>
        </table:table-row>
      </table:table>
      <text:p text:style-name="P47"/>
      <text:p text:style-name="P48"/>
      <text:p text:style-name="P48"/>
      <text:p text:style-name="P48"/>
      <text:p text:style-name="P4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77">ID:</text:p>
          </table:table-cell>
          <table:table-cell table:style-name="Table10.B1" table:number-columns-spanned="3" office:value-type="string">
            <text:p text:style-name="P131">RN14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77">Nome:</text:p>
          </table:table-cell>
          <table:table-cell table:style-name="Table10.B2" table:number-columns-spanned="3" office:value-type="string">
            <text:p text:style-name="P117">Verificação de SIAPE do professor <text:span text:style-name="T30">durante o cadastro do mesmo</text:span> 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76">Módulo:</text:p>
          </table:table-cell>
          <table:table-cell table:style-name="Table10.B3" office:value-type="string">
            <text:p text:style-name="P124">Professor</text:p>
          </table:table-cell>
          <table:table-cell table:style-name="Table10.C3" office:value-type="string">
            <text:p text:style-name="P76"><text:span text:style-name="T1">Dependências</text:span>:</text:p>
          </table:table-cell>
          <table:table-cell table:style-name="Table10.D3" office:value-type="string">
            <text:p text:style-name="P140">RF001</text:p>
          </table:table-cell>
        </table:table-row>
        <table:table-row table:style-name="Table10.4">
          <table:table-cell table:style-name="Table10.A2" office:value-type="string">
            <text:p text:style-name="P76">Descrição:</text:p>
          </table:table-cell>
          <table:table-cell table:style-name="Table10.B4" table:number-columns-spanned="3" office:value-type="string">
            <text:p text:style-name="P17">Durante o cadastro do professor, o sistema deve verificar se o número <text:s text:c="2"/>de SIAPE (Sistema Integrado de Administração de Recursos Humano) <text:s/>está registrado no cadastro dos servidores públicos federais, o SIAPE.</text:p>
          </table:table-cell>
          <table:covered-table-cell/>
          <table:covered-table-cell/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9">ID:</text:p>
          </table:table-cell>
          <table:table-cell table:style-name="Table11.B1" table:number-columns-spanned="3" office:value-type="string">
            <text:p text:style-name="P131">RN15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9">Nome:</text:p>
          </table:table-cell>
          <table:table-cell table:style-name="Table11.B2" table:number-columns-spanned="3" office:value-type="string">
            <text:p text:style-name="P118"><text:span text:style-name="T19">Validação de acesso de aluno</text:span> <text:s/><text:span text:style-name="T37">ao sistema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8">Módulo:</text:p>
          </table:table-cell>
          <table:table-cell table:style-name="Table11.B3" office:value-type="string">
            <text:p text:style-name="P113">Estudante</text:p>
          </table:table-cell>
          <table:table-cell table:style-name="Table11.C3" office:value-type="string">
            <text:p text:style-name="P78"><text:span text:style-name="T1">Dependências</text:span>:</text:p>
          </table:table-cell>
          <table:table-cell table:style-name="Table11.D3" office:value-type="string">
            <text:p text:style-name="P141">RF011</text:p>
          </table:table-cell>
        </table:table-row>
        <text:soft-page-break/>
        <table:table-row table:style-name="Table11.4">
          <table:table-cell table:style-name="Table11.A2" office:value-type="string">
            <text:p text:style-name="P78">Descrição:</text:p>
          </table:table-cell>
          <table:table-cell table:style-name="Table11.B4" table:number-columns-spanned="3" office:value-type="string">
            <text:p text:style-name="P20">Ao tentar acessar o sistema, o aluno deve informar seu nome de usuário e senha. Se o aluno estiver cadastrado, ele acessa o sistema, senão, ele é redirecionado para página de acesso.</text:p>
          </table:table-cell>
          <table:covered-table-cell/>
          <table:covered-table-cell/>
        </table:table-row>
      </table:table>
      <text:p text:style-name="P49"/>
      <text:p text:style-name="P5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81">ID:</text:p>
          </table:table-cell>
          <table:table-cell table:style-name="Table12.B1" table:number-columns-spanned="3" office:value-type="string">
            <text:p text:style-name="P131">RN16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81">Nome:</text:p>
          </table:table-cell>
          <table:table-cell table:style-name="Table12.B2" table:number-columns-spanned="3" office:value-type="string">
            <text:p text:style-name="P119">V<text:span text:style-name="T20">alidação</text:span> de <text:span text:style-name="T20">acesso</text:span> do <text:span text:style-name="T20">professor</text:span> 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80">Módulo:</text:p>
          </table:table-cell>
          <table:table-cell table:style-name="Table12.B3" office:value-type="string">
            <text:p text:style-name="P122">Professor</text:p>
          </table:table-cell>
          <table:table-cell table:style-name="Table12.C3" office:value-type="string">
            <text:p text:style-name="P80"><text:span text:style-name="T1">Dependências</text:span>:</text:p>
          </table:table-cell>
          <table:table-cell table:style-name="Table12.D3" office:value-type="string">
            <text:p text:style-name="P142">RF004</text:p>
          </table:table-cell>
        </table:table-row>
        <table:table-row table:style-name="Table12.4">
          <table:table-cell table:style-name="Table12.A2" office:value-type="string">
            <text:p text:style-name="P80">Descrição:</text:p>
          </table:table-cell>
          <table:table-cell table:style-name="Table12.B4" table:number-columns-spanned="3" office:value-type="string">
            <text:p text:style-name="P19"><text:span text:style-name="T20">Ao tentar acessar o sistema</text:span>, o <text:span text:style-name="T20">professor</text:span> deve <text:span text:style-name="T20">informar seu nome de usuário e senha.</text:span></text:p>
            <text:p text:style-name="P30">Ao acessar o sistema pela primeira vez, deve usar a senha e o nome de usuário provisórios criados e informados pelo administrador. <text:s/></text:p>
          </table:table-cell>
          <table:covered-table-cell/>
          <table:covered-table-cell/>
        </table:table-row>
      </table:table>
      <text:p text:style-name="P5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93">ID:</text:p>
          </table:table-cell>
          <table:table-cell table:style-name="Table9.B1" table:number-columns-spanned="3" office:value-type="string">
            <text:p text:style-name="P131">RN17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93">Nome:</text:p>
          </table:table-cell>
          <table:table-cell table:style-name="Table9.B2" table:number-columns-spanned="3" office:value-type="string">
            <text:p text:style-name="P120"><text:s/><text:span text:style-name="T31">Alteração de senha provisória de professor responsável 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92">Módulo:</text:p>
          </table:table-cell>
          <table:table-cell table:style-name="Table9.B3" office:value-type="string">
            <text:p text:style-name="P123">Professor</text:p>
          </table:table-cell>
          <table:table-cell table:style-name="Table9.C3" office:value-type="string">
            <text:p text:style-name="P92"><text:span text:style-name="T1">Dependências</text:span>:</text:p>
          </table:table-cell>
          <table:table-cell table:style-name="Table9.D3" office:value-type="string">
            <text:p text:style-name="P142">RF003</text:p>
          </table:table-cell>
        </table:table-row>
        <table:table-row table:style-name="Table9.4">
          <table:table-cell table:style-name="Table9.A2" office:value-type="string">
            <text:p text:style-name="P92">Descrição:</text:p>
          </table:table-cell>
          <table:table-cell table:style-name="Table9.B4" table:number-columns-spanned="3" office:value-type="string">
            <text:p text:style-name="P31">Após acessar o sistema pela primeira vez, usando a senha e o nome de usuário provisórios criados e informados pelo administrador, o professor poderá mudar a senha provisória para uma nova senha. <text:s/></text:p>
          </table:table-cell>
          <table:covered-table-cell/>
          <table:covered-table-cell/>
        </table:table-row>
      </table:table>
      <text:p text:style-name="P56"/>
      <text:p text:style-name="P57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83"><text:span text:style-name="T24">I</text:span>D:</text:p>
          </table:table-cell>
          <table:table-cell table:style-name="Table14.B1" table:number-columns-spanned="3" office:value-type="string">
            <text:p text:style-name="P131">RN18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3">Nome:</text:p>
          </table:table-cell>
          <table:table-cell table:style-name="Table14.B2" table:number-columns-spanned="3" office:value-type="string">
            <text:p text:style-name="P127">Gerenciamento de um recurso compartilhado: o documento.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2">Módulo:</text:p>
          </table:table-cell>
          <table:table-cell table:style-name="Table14.B3" office:value-type="string">
            <text:p text:style-name="P121">Documento</text:p>
          </table:table-cell>
          <table:table-cell table:style-name="Table14.C3" office:value-type="string">
            <text:p text:style-name="P82"><text:span text:style-name="T1">Dependências</text:span>:</text:p>
          </table:table-cell>
          <table:table-cell table:style-name="Table14.D3" office:value-type="string">
            <text:p text:style-name="P99"/>
          </table:table-cell>
        </table:table-row>
        <table:table-row table:style-name="Table14.4">
          <table:table-cell table:style-name="Table14.A2" office:value-type="string">
            <text:p text:style-name="P82">Descrição:</text:p>
          </table:table-cell>
          <table:table-cell table:style-name="Table14.B4" table:number-columns-spanned="3" office:value-type="string">
            <text:p text:style-name="P23">Quando o aluno enviar um documento para o professor responsavel,</text:p>
            <text:p text:style-name="P23">o <text:span text:style-name="T21">aluno</text:span> nã<text:span text:style-name="T21">o poderá mais editar ou mesmo excluir esse documento até que o professor responsável avalie esse documento. <text:s/></text:span></text:p>
            <text:p text:style-name="P23"/>
            <text:p text:style-name="P24">Enquanto o documento não é enviado ao professor responsável, o mesmo não poderá ver esse documento.</text:p>
          </table:table-cell>
          <table:covered-table-cell/>
          <table:covered-table-cell/>
        </table:table-row>
      </table:table>
      <text:p text:style-name="P51"/>
      <text:p text:style-name="P5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5">ID:</text:p>
          </table:table-cell>
          <table:table-cell table:style-name="Table6.B1" table:number-columns-spanned="3" office:value-type="string">
            <text:p text:style-name="P131">RN19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85">Nome:</text:p>
          </table:table-cell>
          <table:table-cell table:style-name="Table6.B2" table:number-columns-spanned="3" office:value-type="string">
            <text:p text:style-name="P125">Validação <text:span text:style-name="T33">de</text:span> dados de login 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84">Módulo:</text:p>
          </table:table-cell>
          <table:table-cell table:style-name="Table6.B3" office:value-type="string">
            <text:p text:style-name="P129">Autenticação</text:p>
          </table:table-cell>
          <table:table-cell table:style-name="Table6.C3" office:value-type="string">
            <text:p text:style-name="P84"><text:span text:style-name="T1">Dependências</text:span>:</text:p>
          </table:table-cell>
          <table:table-cell table:style-name="Table6.D3" office:value-type="string">
            <text:p text:style-name="P100"/>
          </table:table-cell>
        </table:table-row>
        <table:table-row table:style-name="Table6.4">
          <table:table-cell table:style-name="Table6.A2" office:value-type="string">
            <text:p text:style-name="P84">Descrição:</text:p>
          </table:table-cell>
          <table:table-cell table:style-name="Table6.B4" table:number-columns-spanned="3" office:value-type="string">
            <text:p text:style-name="P27">Ao tentar acessar o sistema, o professor responsável deve entrar com seus dados de acesso: nome de usuário e senha.</text:p>
            <text:p text:style-name="P25">Após acessar o sistema, o professor responsável pode<text:span text:style-name="T22">rá</text:span> fazer uma nova senha, <text:span text:style-name="T22">se desejar</text:span>.</text:p>
            <text:p text:style-name="P26">O aluno, também, para acessar o sistema deve fornecer seus dados de acesso.</text:p>
          </table:table-cell>
          <table:covered-table-cell/>
          <table:covered-table-cell/>
        </table:table-row>
      </table:table>
      <text:p text:style-name="P58"/>
      <text:p text:style-name="P59"/>
      <text:p text:style-name="P5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ext:soft-page-break/>
        <table:table-row>
          <table:table-cell table:style-name="Table17.A1" office:value-type="string">
            <text:p text:style-name="P95">ID:</text:p>
          </table:table-cell>
          <table:table-cell table:style-name="Table17.B1" table:number-columns-spanned="3" office:value-type="string">
            <text:p text:style-name="P132">RN<text:span text:style-name="T35">20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95">Nome:</text:p>
          </table:table-cell>
          <table:table-cell table:style-name="Table17.B2" table:number-columns-spanned="3" office:value-type="string">
            <text:p text:style-name="P126"><text:span text:style-name="T35">Remoção de professores que deixaram de ser responsáveis pela disciplina de atividades complementares</text:span> 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94">Módulo:</text:p>
          </table:table-cell>
          <table:table-cell table:style-name="Table17.B3" office:value-type="string">
            <text:p text:style-name="P143">Administrador</text:p>
          </table:table-cell>
          <table:table-cell table:style-name="Table17.C3" office:value-type="string">
            <text:p text:style-name="P94"><text:span text:style-name="T1">Dependências</text:span>:</text:p>
          </table:table-cell>
          <table:table-cell table:style-name="Table17.D3" office:value-type="string">
            <text:p text:style-name="P101"><text:s/><text:span text:style-name="T38">RF002</text:span></text:p>
          </table:table-cell>
        </table:table-row>
        <table:table-row table:style-name="Table17.4">
          <table:table-cell table:style-name="Table17.A2" office:value-type="string">
            <text:p text:style-name="P94">Descrição:</text:p>
          </table:table-cell>
          <table:table-cell table:style-name="Table17.B4" table:number-columns-spanned="3" office:value-type="string">
            <text:p text:style-name="P32">Quando um professor responsável pela disciplina de atividades complementares de um curso deixar de exercer essa função, ou seja, passou a não ser mais o responsável pela disciplina <text:span text:style-name="T39">em um dado</text:span> curso, o administrado deve excluir o cadastro deste professor.</text:p>
          </table:table-cell>
          <table:covered-table-cell/>
          <table:covered-table-cell/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4:50:02.816499093</meta:creation-date>
    <dc:date>2019-02-08T16:13:09.604176907</dc:date>
    <meta:editing-duration>PT11H32M27S</meta:editing-duration>
    <meta:editing-cycles>56</meta:editing-cycles>
    <meta:generator>LibreOffice/5.2.7.2$Linux_X86_64 LibreOffice_project/20m0$Build-2</meta:generator>
    <meta:document-statistic meta:table-count="20" meta:image-count="0" meta:object-count="0" meta:page-count="7" meta:paragraph-count="232" meta:word-count="1520" meta:character-count="9719" meta:non-whitespace-character-count="8379"/>
  </office:meta>
</office:document-meta>
</file>